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fo:font-weight="normal" style:font-name-asian="Arial1" style:font-weight-asian="normal" style:font-name-complex="Arial1"/>
    </style:style>
    <style:style style:name="P7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style:page-number="1" fo:background-color="#ffffff" fo:padding="0in" fo:border="none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style:font-name="Arial" fo:font-weight="normal" style:font-name-asian="Arial1" style:font-weight-asian="normal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officeooo:rsid="001fa5c5" style:font-name-asian="Arial1" style:font-name-complex="Arial1"/>
    </style:style>
    <style:style style:name="T5" style:family="text">
      <style:text-properties style:font-name="Arial" officeooo:rsid="001fc80e"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efeningen exceptions &amp; errors in PHP</text:p>
      <text:p text:style-name="P3"/>
      <text:p text:style-name="P2"><text:span text:style-name="T2">(</text:span><text:span text:style-name="T3">1</text:span><text:span text:style-name="T2">) </text:span><text:span text:style-name="T3">Pas de klasse Date (</text:span><text:span text:style-name="T5">zie </text:span><text:span text:style-name="T3">OOP) aan. <text:s/>Zorg ervoor dat voor misse data een DateException opgeworpen wordt. <text:s/></text:span></text:p>
      <text:p text:style-name="P4"/>
      <text:p text:style-name="P4">(2) Pas de klasse TextNode aan. <text:s/>Zorg dat een exception opgeworpen wordt als de methode printElementAt een negatieve waarde of een te grote waarde als argument krijgt.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2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9291in" fo:margin-left="0in" fo:margin-right="0in" fo:margin-top="0.88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9-23T13:30:24.264397139</dc:date>
    <meta:editing-duration>PT16S</meta:editing-duration>
    <meta:editing-cycles>2</meta:editing-cycles>
    <meta:document-statistic meta:table-count="0" meta:image-count="0" meta:object-count="0" meta:page-count="1" meta:paragraph-count="4" meta:word-count="52" meta:character-count="327" meta:non-whitespace-character-count="263"/>
  </office:meta>
</office:document-meta>
</file>